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c848" officeooo:paragraph-rsid="0020c848"/>
    </style:style>
    <style:style style:name="P2" style:family="paragraph" style:parent-style-name="Standard">
      <style:text-properties officeooo:rsid="00231240" officeooo:paragraph-rsid="00231240"/>
    </style:style>
    <style:style style:name="P3" style:family="paragraph" style:parent-style-name="Standard">
      <style:text-properties officeooo:rsid="00231240" officeooo:paragraph-rsid="0025db79"/>
    </style:style>
    <style:style style:name="P4" style:family="paragraph" style:parent-style-name="Standard">
      <style:text-properties officeooo:rsid="0025db79" officeooo:paragraph-rsid="0025db79"/>
    </style:style>
    <style:style style:name="P5" style:family="paragraph" style:parent-style-name="Standard">
      <style:text-properties officeooo:rsid="0028889d" officeooo:paragraph-rsid="0028889d"/>
    </style:style>
    <style:style style:name="P6" style:family="paragraph" style:parent-style-name="Standard">
      <style:text-properties officeooo:rsid="0028efdb" officeooo:paragraph-rsid="0028efdb"/>
    </style:style>
    <style:style style:name="P7" style:family="paragraph" style:parent-style-name="Standard">
      <style:text-properties officeooo:rsid="002db862"/>
    </style:style>
    <style:style style:name="P8" style:family="paragraph" style:parent-style-name="Standard">
      <style:text-properties officeooo:rsid="0030cab2" officeooo:paragraph-rsid="0030cab2"/>
    </style:style>
    <style:style style:name="P9" style:family="paragraph" style:parent-style-name="Standard">
      <style:text-properties officeooo:rsid="003210e9" officeooo:paragraph-rsid="003210e9"/>
    </style:style>
    <style:style style:name="P10" style:family="paragraph" style:parent-style-name="Standard">
      <style:text-properties officeooo:rsid="003292a0" officeooo:paragraph-rsid="003292a0"/>
    </style:style>
    <style:style style:name="P11" style:family="paragraph" style:parent-style-name="Standard">
      <style:text-properties officeooo:rsid="00341828" officeooo:paragraph-rsid="00341828"/>
    </style:style>
    <style:style style:name="P12" style:family="paragraph" style:parent-style-name="Standard">
      <style:text-properties officeooo:rsid="0034ee24" officeooo:paragraph-rsid="0034ee24"/>
    </style:style>
    <style:style style:name="T1" style:family="text">
      <style:text-properties officeooo:rsid="001e7dcd"/>
    </style:style>
    <style:style style:name="T2" style:family="text">
      <style:text-properties officeooo:rsid="001f0015"/>
    </style:style>
    <style:style style:name="T3" style:family="text">
      <style:text-properties officeooo:rsid="0020c848"/>
    </style:style>
    <style:style style:name="T4" style:family="text">
      <style:text-properties officeooo:rsid="002292e4"/>
    </style:style>
    <style:style style:name="T5" style:family="text">
      <style:text-properties officeooo:rsid="00243ce5"/>
    </style:style>
    <style:style style:name="T6" style:family="text">
      <style:text-properties officeooo:rsid="002a3a11"/>
    </style:style>
    <style:style style:name="T7" style:family="text">
      <style:text-properties officeooo:rsid="002a9373"/>
    </style:style>
    <style:style style:name="T8" style:family="text">
      <style:text-properties officeooo:rsid="002c497b"/>
    </style:style>
    <style:style style:name="T9" style:family="text">
      <style:text-properties officeooo:rsid="002d83cc"/>
    </style:style>
    <style:style style:name="T10" style:family="text">
      <style:text-properties officeooo:rsid="002f63b9"/>
    </style:style>
    <style:style style:name="T11" style:family="text">
      <style:text-properties officeooo:rsid="00341828"/>
    </style:style>
    <style:style style:name="T12" style:family="text">
      <style:text-properties officeooo:rsid="0034ee24"/>
    </style:style>
    <style:style style:name="T13" style:family="text">
      <style:text-properties officeooo:rsid="003513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text:span text:style-name="T4">Dabei</text:span> wird der agile Softwareentwicklungsprozess unterstützt. Continuous Software Engineering ist interdisziplinär und bezieht im Gegensatz zu reinen agilen Softwareentwicklungsmodellen mehr als die reine Softwareentwicklung mit ein.</text:p>
      <text:p text:style-name="P5">Continuous Software Engineering<text:span text:style-name="T6">sngefas</text:span> lässt sich grob in folgende Teilbereiche einteilen:</text:p>
      <text:p text:style-name="P5"/>
      <text:p text:style-name="P5">* Continuous Integration</text:p>
      <text:p text:style-name="P5">* Continuous Delivery</text:p>
      <text:p text:style-name="P5">* Continuous Testing</text:p>
      <text:p text:style-name="P5">* Continuous Deployment</text:p>
      <text:p text:style-name="Standard"/>
      <text:p text:style-name="P6">Diese Teilbereiche sind unscharf, d.h. <text:span text:style-name="T6">sie können sich überschneiden oder zusammengefasst werden.</text:spa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 Artefakte</text:p>
      <text:p text:style-name="Standard"/>
      <text:p text:style-name="Standard"><text:soft-page-break/>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m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c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
      <text:p text:style-name="Standard"><text:soft-page-break/>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i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
      <text:p text:style-name="Standard"><text:soft-page-break/>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text:span text:style-name="T3">nicht funktionale</text:span>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P2">## Continuous Testing</text:p>
      <text:p text:style-name="P2"/>
      <text:p text:style-name="P2">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P3">Beim Continuous Testing testet das Testteam kontinuierlich den neuesten lauffähigen Stand der Software und gibt gefundene Fehler und sonstiges Feedback zeitnah an das Entwicklungsteam weiter. <text:span text:style-name="T5">Anders als bei traditionellen manuellen Testmethoden wird davon ausgegangen, dass die getestete Software sich mit der Zeit verändert.</text:span></text:p>
      <text:p text:style-name="P3"/>
      <text:p text:style-name="P4">## Continuous Deployment</text:p>
      <text:p text:style-name="P5"/>
      <text:p text:style-name="P5">Continuous Deployment ist eine Alternative zur Continuous Delivery, die zwar schneller, aber auch risikoreicher sein kann. Beim Continuous Deployment wird die Continuous Delivery Pipeline nicht sequentielll durchlaufen, sondern die Softwaare nach minnimalen Tests beim Endkunden deployt.</text:p>
      <text:p text:style-name="P5">Bei diesem Vorgehen bekommt der Kunde sehr schnell die neueste Version und der Entwickler bekommt sehr schnell Feedback zur neuen Version vom Kunden, aber das Risiko, dass Fehler in der Produktion landen, ist sehr hoch.</text:p>
      <text:p text:style-name="P3"><text:s text:c="2"/></text:p>
      <text:p text:style-name="Standard"/>
      <text:p text:style-name="Standard">### DevOps</text:p>
      <text:p text:style-name="Standard"/>
      <text:p text:style-name="Standard">##### Definition</text:p>
      <text:p text:style-name="Standard"/>
      <text:p text:style-name="Standard">DevOps <text:span text:style-name="T7">ist ein Ansatz zur Prozessverbesserung in Unternehmen. Das heißt, Prozesse, insbesondderre diejenigen, die IT <text:s/>und IT-Operations betreffen, sollen schneller und effizienter werden. Als Teil von DevOps kann Continuous Software Engineering verwendet werden, dies ist </text:span><text:soft-page-break/><text:span text:style-name="T7">jedoch nicht zwingend. Es geht darum, die am besten funktionierenden Prozesse für das Unternehmen zu finden. Anders als Continuous Software Engineering konzentriert sich DevOps dabei eher auf dies Buisness Architektur des Unternehmens.</text:span></text:p>
      <text:p text:style-name="P7">DdevOps ist Unternehmenskultur, keine Werkzeug zum lösen eines konkreten Problems.</text:p>
      <text:p text:style-name="Standard"/>
      <text:p text:style-name="Standard">#####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 </text:p>
      <text:p text:style-name="Standard"/>
      <text:p text:style-name="P8">#### DevSecOps</text:p>
      <text:p text:style-name="P8"/>
      <text:p text:style-name="P8">Der Bereich Sicherheit, insbesondere die IT-Sicherheit, spielt bei DevOps eine große Rolle. Viele Softwarelösungen werden heutzutage in die Cloud deployt,üs stehen also im Internet. Sicherheitslücken müssen dann schnell erkannt un 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text:span text:style-name="T1">Verwendung</text:span>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Bestandteil von DevOps ist die größtmögliche Automatisierung des <text:span text:style-name="T10">(Software-)</text:span>Auslieferungsprozesses durch den Einsatz geeigneter Tools und Continuous Delivery. Einfache, <text:span text:style-name="T1">repetitive</text:span> Aufgaben werden automatisiert, und mehr Wert auf menschliche Interaktionen gelegt. <text:span text:style-name="T8">Am Ende muss aber immer ein Mehrwert für das Unternehmen entstehen.</text:span></text:p>
      <text:p text:style-name="Standard"/>
      <text:p text:style-name="Standard"><text:soft-page-break/>#####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 (Bugtracker)</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text:span text:style-name="T9">ein</text:span> und derselbe Bugtracker für alle am Prozess beteiligten <text:span text:style-name="T9">Teams</text:span>?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ode ein neuer Build erstellt wird, werden automatisierten Tests ausgeführt und deren Ergebnisse an den Entwickler weitergeleitet. <text:span text:style-name="T10">Nicht alle Test können tzeautomatisiert ausgeführt werden. Hier helfen dann ansätze wie Continuous Testing. </text:span></text:p>
      <text:p text:style-name="Standard"/>
      <text:p text:style-name="Standard">##### ITIL</text:p>
      <text:p text:style-name="Standard"/>
      <text:p text:style-name="Standard">ITIL (Information Technology Infrastructure Library) ist ein umfangreiches <text:span text:style-name="T1">Framework</text:span>, welches von vielen großen Unternehmen erfolgreich eingesetzt wird.<text:span text:style-name="T2"> ITIL bietet viele Werkzeuge, die den Softwareentwicklungsprozess (und dessen Supportprozesse) abbilden können. Besonders bei großen, monolithischen Systemen ist ein Prozess wie ITIL zum managen aller Komponenten und Prozesse sehr nützlich.</text:span></text:p>
      <text:p text:style-name="P1">ITIL ist nicht das selbe wie DevOps, allerdings gibt es für viele Prozesse in ITIL direkte Entsprechungen in DevOps. ITIL ist kein typisches agiles Framework.</text:p>
      <text:p text:style-name="Standard"/>
      <text:p text:style-name="Standard"/>
      <text:p text:style-name="Standard">## Workflows</text:p>
      <text:p text:style-name="Standard"/>
      <text:p text:style-name="Standard"><text:tab/>Continuous Delivery</text:p>
      <text:p text:style-name="Standard"><text:tab/><text:tab/>Continuous Integration</text:p>
      <text:p text:style-name="Standard"><text:tab/><text:tab/>schnellerer Release</text:p>
      <text:p text:style-name="Standard"><text:tab/><text:tab/>Deployment-Pipeline</text:p>
      <text:p text:style-name="Standard"><text:tab/><text:tab/>jede Version (auch intern) muss lauffähig sein</text:p>
      <text:p text:style-name="Standard"><text:tab/><text:tab/>automatisierte und manuelle Tests</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tab/><text:tab/>Continuous Delivery als Weiterentwicklung</text:p>
      <text:p text:style-name="Standard"/>
      <text:p text:style-name="Standard"><text:soft-page-break/><text:tab/>Definition und Abgrenzung</text:p>
      <text:p text:style-name="Standard"/>
      <text:p text:style-name="Standard">## Tools</text:p>
      <text:p text:style-name="Standard"/>
      <text:p text:style-name="P10">### Container</text:p>
      <text:p text:style-name="P10"/>
      <text:p text:style-name="P10">Ein bei DevOps sehr häufig gentutze Tool sind Container. (Software-)Container kann man sich vorstellen als ein Image einer Laufzeitumgebung (wie z.b. eines Betriebssystems), welches speziell auf die Software zugeschnitten ist. Für Container kann Virtualisierung eingestzt werden. Virtualisierung ist allerdings recht ressourcenintensiv, <text:span text:style-name="T11">deshalb werden häufig Tools wie der containerd von Linux verwendet, um die vom Container genutzten Ressourcen und die vom Host-Betriebssystem genutzten auf Kernel-Ebene zu trennen. Ein Beispiel für ein solches Tool ist Docker von der Firma Docker Inc.</text:span></text:p>
      <text:p text:style-name="P11">Ein großer Vorteil von Container- (und teilweise auch Virtualisierungs-)umgebungen ist, sie ohne oder ohne größere Änderungen von z.b. einer Testumgebung in eine Produktionsumgebung Umzuziehen. Dies reduziert den Administrationsaufwand erheblich und macht es <text:span text:style-name="T12">sehr einfach, die Software zu deployen.</text:span></text:p>
      <text:p text:style-name="P12">Damit alle Platformen, die Container unterstützen, kompatibel sind und ein Container ohne Anpassungen auf allen Plattformen lauffähig ist, wird Containerisierung von der Cloud Native Computing Foundation unter der Linux Foundation standardisiert. <text:span text:style-name="T13">An der Cloud Native Computing Foundation sind viele große IT-Firmen beteiligt, beispielsweise Amazon, Microsoft und Google. Diese Firmen bieten mit AWS, Azure und Google Cloud ähnliche Cloud-Produkte, und über den Standard ist garantiert, dasss Nutzer dieser Anbieter relativ einfach den Anbieter wechseln können.</text:spa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ocker selbst ist keine Virtualisierunganwendung.</text:p>
      <text:p text:style-name="P10"/>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text:soft-page-break/>Ein Container ist die laufende Instanz eines Images. Container bieten eine standardisierte Laufzeitumgebung für Images.</text:p>
      <text:p text:style-name="Standard"/>
      <text:p text:style-name="Standard">#### Containerisierung vs. Virtualisierung</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p>
      <text:p text:style-name="Standard"/>
      <text:p text:style-name="Standard">Im Falle der Containerisierung hat das zum Vorteil, das Ressourcen besser genutzt werden und der "Overhead" einer containerisierten Anwendung sehr viel geringer ist als der einer virtualisierten Anweundung. Dies erlaubt dem Entwickler, problems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für vorkonfigurierte Docker-Container.</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Docker-Laufzeitumgebung läuft mit *root*-Rechten, um Zugriff auf sämtliche Betriebssystem-Funktionen zu haben. Die Ressourcen der Anwendung im Container werden allerdings vom Betriebssystem getrennt, und Docker schränkt den Zugriff auf wichtige Systemdateien ein.</text:p>
      <text:p text:style-name="Standard"/>
      <text:p text:style-name="Standard"/>
      <text:p text:style-name="Standard">### JIRA</text:p>
      <text:p text:style-name="Standard"/>
      <text:p text:style-name="Standard">### Jenkins</text:p>
      <text:p text:style-name="Standard"/>
      <text:p text:style-name="Standard">#Quellen</text:p>
      <text:p text:style-name="Standard"/>
      <text:p text:style-name="P9">&lt;a name=‘ref_pien18‘&gt;[PIEN18]&lt;/a&gt;: Wie DevOps die IT beschleunigen, 2018, Frank Pientka, <text:a xlink:type="simple" xlink:href="https://www.computerwoche.de/a/wie-devops-die-it-beschleunigen,3071433" text:style-name="Internet_20_link" text:visited-style-name="Visited_20_Internet_20_Link">https://www.computerwoche.de/a/wie-devops-die-it-beschleunigen,3071433</text:a> (abgerufen am 28.06.2018)</text:p>
      <text:p text:style-name="P9"/>
      <text:p text:style-name="Standard">&lt;a name="ref_ravi16"&gt;[RAVI16]&lt;/a&gt;: Practical DevOps, 2016, A. Ravichandran et. al.</text:p>
      <text:p text:style-name="Standard"/>
      <text:p text:style-name="Standard">&lt;a name="ref_vero16"&gt;[VERO16]&lt;/a&gt;: Practical DevOps, 2016, Joakim Verona</text:p>
      <text:p text:style-name="Standard"/>
      <text:p text:style-name="Standard">&lt;a name="ref_wolf14"&gt;[WOLF14]&lt;/a&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8T09:17:37.162000000</dc:date>
    <meta:editing-duration>PT1H15M9S</meta:editing-duration>
    <meta:editing-cycles>18</meta:editing-cycles>
    <meta:generator>LibreOffice/6.0.4.2$Windows_x86 LibreOffice_project/9b0d9b32d5dcda91d2f1a96dc04c645c450872bf</meta:generator>
    <meta:document-statistic meta:table-count="0" meta:image-count="0" meta:object-count="0" meta:page-count="8" meta:paragraph-count="146" meta:word-count="2483" meta:character-count="19190" meta:non-whitespace-character-count="16820"/>
  </office:meta>
</office:document-meta>
</file>